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1.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2" style:family="text">
      <style:text-properties fo:font-size="18.000000000000000pt"/>
    </style:style>
    <style:style style:name="T3" style:family="text">
      <style:text-properties fo:font-weight="bold"/>
    </style:style>
    <style:style style:name="T4" style:family="text">
      <style:text-properties fo:font-style="italic"/>
    </style:style>
    <style:style style:name="T5" style:family="text">
      <style:text-properties fo:font-style="normal"/>
    </style:style>
    <style:style style:name="T6" style:family="text">
      <style:text-properties fo:font-size="16.000000000000000pt"/>
    </style:style>
    <style:style style:name="T7" style:family="text">
      <style:text-properties fo:font-weight="bold" style:text-underline-style="solid" style:text-underline-type="single"/>
    </style:style>
    <style:style style:name="T8" style:family="text">
      <style:text-properties fo:font-style="normal" fo:font-weight="bold"/>
    </style:style>
    <style:style style:name="T9" style:family="text">
      <style:text-properties fo:font-size="24.000000000000000pt"/>
    </style:style>
    <style:style style:name="T10" style:family="text">
      <style:text-properties fo:font-size="24.000000000000000pt" fo:font-weight="bold"/>
    </style:style>
    <style:style style:name="T11" style:family="text">
      <style:text-properties fo:font-size="24.000000000000000pt" fo:font-style="italic" style:text-underline-style="solid" style:text-underline-type="single"/>
    </style:style>
    <style:style style:name="P6" style:parent-style-name="Title" style:family="paragraph">
      <style:paragraph-properties/>
    </style:style>
    <style:style style:name="P7" style:parent-style-name="Standard" style:family="paragraph">
      <style:paragraph-properties/>
    </style:style>
    <style:style style:name="P8" style:family="paragraph">
      <style:text-properties fo:color="#000000" fo:font-family="Sans Serif" fo:font-size="12.000000000000000pt" style:font-family-generic="swiss" style:font-pitch="variable"/>
    </style:style>
    <style:style style:name="P9" style:family="paragraph">
      <style:paragraph-properties fo:margin-left="0.000000000000000pt" fo:margin-right="0.000000000000000pt" fo:text-indent="0.000000000000000pt"/>
    </style:style>
    <style:style style:name="gr3" style:family="graphic">
      <style:graphic-properties draw:auto-grow-height="false" draw:fill="none" draw:stroke="none" draw:textarea-vertical-align="top" fo:margin="0.000000000000000pt" fo:padding="0.000000000000000pt" style:wrap="biggest" style:wrap-contour="true" style:wrap-contour-mode="full" style:wrap-dynamic-threshold="0.000000000000000pt"/>
    </style:style>
    <style:style style:name="gr4" style:family="graphic">
      <style:graphic-properties draw:auto-grow-height="false" draw:auto-grow-width="false" draw:color-mode="standard" draw:fill="none" draw:stroke="none" draw:textarea-horizontal-align="left" draw:textarea-vertical-align="top" fo:margin="0.000000000000000pt" style:protect="position size" style:wrap="biggest" style:wrap-contour="true" style:wrap-contour-mode="full" style:wrap-dynamic-threshold="0.000000000000000pt"/>
    </style:style>
    <style:style style:name="gr5" style:family="graphic">
      <style:graphic-properties draw:fill="none" draw:stroke="none" fo:margin="0.000000000000000pt" style:wrap="biggest" style:wrap-contour="false" style:wrap-dynamic-threshold="0.000000000000000pt"/>
    </style:style>
    <style:style style:name="pr1" style:family="presentation">
      <style:graphic-properties draw:fill="none" draw:stroke="none" fo:margin="0.000000000000000pt" fo:padding="0.000000000000000pt" style:wrap="biggest" style:wrap-contour="false" style:wrap-dynamic-threshold="0.000000000000000pt"/>
    </style:style>
    <style:style style:name="pr2" style:family="presentation">
      <style:graphic-properties draw:fill="none" draw:stroke="none" fo:margin="0.000000000000000pt" fo:padding="0.000000000000000pt" style:protect="position size" style:wrap="biggest" style:wrap-contour="true" style:wrap-contour-mode="full" style:wrap-dynamic-threshold="0.000000000000000pt"/>
    </style:style>
    <style:style style:name="dp2" style:family="drawing-page">
      <style:drawing-page-properties presentation:background-objects-visible="true" presentation:background-visible="true" presentation:display-date-time="true" presentation:display-footer="true" presentation:display-header="false" presentation:display-page-number="false" presentation:duration="PT0S" presentation:transition-type="manual"/>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type="manual"/>
    </style:style>
  </office:automatic-styles>
  <office:body>
    <office:presentation>
      <draw:page draw:name="page1" draw:id="page1" xml:id="page1" draw:master-page-name="Default1" draw:style-name="dp2" presentation:presentation-page-layout-name="pl3">
        <draw:layer-set>
          <draw:layer draw:name="layout"/>
          <draw:layer draw:name="background"/>
          <draw:layer draw:name="backgroundobjects"/>
          <draw:layer draw:name="controls"/>
          <draw:layer draw:name="measurelines"/>
        </draw:layer-set>
        <draw:frame draw:style-name="gr3" xml:id="shape-16" draw:id="shape-16" draw:layer="layout" svg:width="612.00000000000pt" svg:height="81.60000000000pt" svg:x="34.00000000000pt" svg:y="20.40000000000pt" presentation:class="title">
          <draw:text-box>
            <text:p text:style-name="P6">The true saving message (Gospel) of YAH</text:p>
          </draw:text-box>
          <draw:glue-point draw:id="4" svg:x="0.50000000000pt" svg:y="0.50000000000pt" draw:align="center"/>
        </draw:frame>
        <draw:frame draw:style-name="gr3" xml:id="shape-17" draw:id="shape-17" draw:layer="layout" svg:width="612.00000000000pt" svg:height="326.40000000000pt" svg:x="34.00000000000pt" svg:y="117.30000000000pt" presentation:class="outline">
          <draw:text-box>
            <text:p text:style-name="P7">The goal of this presentation is to share the true saving message of scripture, and reveal the flaws of the message that is shared.</text:p>
            <text:p text:style-name="P7">It's not my goal to create followers, or even a new religion. Yah hates all religion, and wants you to follow HIS ways.</text:p>
          </draw:text-box>
          <draw:glue-point draw:id="4" svg:x="0.50000000000pt" svg:y="0.50000000000pt" draw:align="center"/>
        </draw:frame>
        <presentation:notes>
          <draw:frame presentation:style-name="pr1" xml:id="shape-18" draw:id="shape-18" draw:layer="" svg:width="489.57000000000pt" svg:height="356.37000000000pt" svg:x="62.22000000000pt" svg:y="374.46000000000pt" presentation:class="notes">
            <draw:text-box>
              <text:p text:style-name="P8"/>
            </draw:text-box>
            <draw:glue-point draw:id="4" svg:x="0.50000000000pt" svg:y="0.50000000000pt" draw:align="center"/>
            <draw:glue-point draw:id="5" svg:x="0.50000000000pt" svg:y="0.50000000000pt" draw:align="center"/>
          </draw:frame>
          <draw:page-thumbnail draw:style-name="gr4" xml:id="shape-19" draw:id="shape-19" draw:layer="" svg:width="395.94399301440pt" svg:height="296.95799476080pt" svg:x="108.00000000000pt" svg:y="60.17960000000pt" presentation:class="page" draw:page-number="1"/>
          <draw:frame draw:style-name="gr5" xml:id="shape-20" draw:id="shape-20" draw:layer="" svg:width="489.57250167180pt" svg:height="356.40061742340pt" svg:x="61.20010000000pt" svg:y="376.186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2" draw:id="page2" xml:id="page2" draw:master-page-name="Default1" draw:style-name="dp3">
        <draw:layer-set>
          <draw:layer draw:name=""/>
        </draw:layer-set>
        <draw:frame draw:style-name="gr3" xml:id="shape-21" draw:id="shape-21" draw:layer="" svg:width="626.59649122803pt" svg:height="70.77192982456pt" svg:x="28.35087719297pt" svg:y="13.92982456139pt">
          <draw:text-box>
            <text:p text:style-name="P9"><text:span text:style-name="T2">The traditional Gospel, 'Romans Road' and why it's not the complete truth</text:span></text:p>
          </draw:text-box>
          <draw:glue-point draw:id="4" svg:x="0.50000000000pt" svg:y="0.50000000000pt" draw:align="center"/>
        </draw:frame>
        <draw:frame draw:style-name="gr3" xml:id="shape-22" draw:id="shape-22" draw:layer="" svg:width="263.33333333332pt" svg:height="240.17016923904pt" draw:transform="matrix(0.99999937119 0.00112143515 -0.00112143515 0.99999937119 30.24032009618pt 66.27345301111pt)">
          <draw:text-box>
            <text:p text:style-name="P9"><text:span text:style-name="T3">Step 1</text:span><text:s/>- Everyone needs salvation because all have sinned.</text:p>
            <text:p text:style-name="P9"/>
            <text:p text:style-name="P9">Romans 3:10-12, and 23</text:p>
            <text:p text:style-name="P9">As the Scriptures say, “No one is righteous—not even one. No one is truly wise; no one is seeking God. All have turned away; all have become useless. No one does good, not a single one.” ... For everyone has sinned; we all fall short of God’s glorious standard. (NLT)<text:s/></text:p>
          </draw:text-box>
          <draw:glue-point draw:id="4" svg:x="0.50000000000pt" svg:y="0.50000000000pt" draw:align="center"/>
        </draw:frame>
        <draw:frame draw:style-name="gr3" xml:id="shape-23" draw:id="shape-23" draw:layer="" svg:width="300.00000000000pt" svg:height="200.00000000000pt" svg:x="323.01754385961pt" svg:y="65.22807017543pt">
          <draw:text-box>
            <text:p text:style-name="P9"><text:span text:style-name="T3">Step 2</text:span><text:s/>- The price (or consequence) of sin is death.</text:p>
            <text:p text:style-name="P9"/>
            <text:p text:style-name="P9">Romans 6:23</text:p>
            <text:p text:style-name="P9">For the wages of sin is death, but the free gift of God is eternal life through Christ Jesus our Lord. (NLT)<text:s/></text:p>
          </draw:text-box>
          <draw:glue-point draw:id="4" svg:x="0.50000000000pt" svg:y="0.50000000000pt" draw:align="center"/>
        </draw:frame>
        <draw:frame draw:style-name="gr3" xml:id="shape-24" draw:id="shape-24" draw:layer="" svg:width="257.96491228069pt" svg:height="200.00000000000pt" svg:x="27.75438596490pt" svg:y="316.35087719295pt">
          <draw:text-box>
            <text:p text:style-name="P9"><text:span text:style-name="T3">Step 3</text:span><text:s/>- Jesus Christ died for our sins. He paid the price for our death.</text:p>
            <text:p text:style-name="P9"/>
            <text:p text:style-name="P9">Romans 5:8</text:p>
            <text:p text:style-name="P9">But God showed his great love for us by sending Christ to die for us while we were still sinners. (NLT)<text:s/></text:p>
          </draw:text-box>
          <draw:glue-point draw:id="4" svg:x="0.50000000000pt" svg:y="0.50000000000pt" draw:align="center"/>
        </draw:frame>
        <draw:frame draw:style-name="gr3" xml:id="shape-25" draw:id="shape-25" draw:layer="" svg:width="300.00000000000pt" svg:height="245.54385964911pt" svg:x="323.61403508768pt" svg:y="247.15789473681pt">
          <draw:text-box>
            <text:p text:style-name="P9"><text:span text:style-name="T3">Step 4</text:span><text:s/>- We receive salvation and eternal life through faith in Jesus Christ.</text:p>
            <text:p text:style-name="P9"/>
            <text:p text:style-name="P9">Romans 10:9-10, and 13</text:p>
            <text:p text:style-name="P9">If you confess with your mouth that Jesus is Lord and believe in your heart that God raised him from the dead, you will be saved. For it is by believing in your heart that you are made right with God, and it is by confessing with your mouth that you are saved ... For “Everyone who calls on the name of the Lord will be saved.” (NLT)<text:s/></text:p>
          </draw:text-box>
          <draw:glue-point draw:id="4" svg:x="0.50000000000pt" svg:y="0.50000000000pt" draw:align="center"/>
        </draw:frame>
        <presentation:notes>
          <draw:frame presentation:style-name="pr2" xml:id="shape-26" draw:id="shape-26" draw:layer="" svg:width="489.57000000000pt" svg:height="356.37000000000pt" svg:x="62.22000000000pt" svg:y="374.46000000000pt" presentation:class="notes">
            <draw:text-box>
              <text:p text:style-name="P9"/>
            </draw:text-box>
            <draw:glue-point draw:id="4" svg:x="0.50000000000pt" svg:y="0.50000000000pt" draw:align="center"/>
          </draw:frame>
          <draw:page-thumbnail draw:style-name="gr4" xml:id="shape-27" draw:id="shape-27" draw:layer="" svg:width="396.28000000000pt" svg:height="296.96000000000pt" svg:x="108.00000000000pt" svg:y="60.18000000000pt" presentation:class="page" draw:page-number="2"/>
        </presentation:notes>
      </draw:page>
      <draw:page draw:name="page3" draw:id="page3" xml:id="page3" draw:master-page-name="Default1" draw:style-name="dp3">
        <draw:layer-set>
          <draw:layer draw:name=""/>
        </draw:layer-set>
        <draw:frame draw:style-name="gr3" xml:id="shape-28" draw:id="shape-28" draw:layer="" svg:width="626.59649122803pt" svg:height="45.71929824562pt" svg:x="28.35087719297pt" svg:y="13.92982456139pt">
          <draw:text-box>
            <text:p text:style-name="P9"><text:span text:style-name="T2">The traditional Gospel, 'Romans Road' and why it's not the complete truth</text:span></text:p>
          </draw:text-box>
          <draw:glue-point draw:id="4" svg:x="0.50000000000pt" svg:y="0.50000000000pt" draw:align="center"/>
        </draw:frame>
        <draw:frame draw:style-name="gr3" xml:id="shape-29" draw:id="shape-29" draw:layer="" svg:width="615.85964912277pt" svg:height="319.50877192981pt" svg:x="26.56140350876pt" svg:y="68.21052631578pt">
          <draw:text-box>
            <text:p text:style-name="P9"><text:span text:style-name="T3">Step 5</text:span><text:s/>- Salvation through Jesus Christ brings us into a relationship of peace with God.<text:s/></text:p>
            <text:p text:style-name="P9"/>
            <text:p text:style-name="P9">Romans 5:1</text:p>
            <text:p text:style-name="P9">Therefore, since we have been made right in God’s sight by faith, we have peace with God because of what Jesus Christ our Lord has done for us. (NLT)</text:p>
            <text:p text:style-name="P9">Romans 8:1</text:p>
            <text:p text:style-name="P9">So now there is no condemnation for those who belong to Christ Jesus. (NLT)</text:p>
            <text:p text:style-name="P9">Romans 8:38-39</text:p>
            <text:p text:style-name="P9">And I am convinced that nothing can ever separate us from God’s love. Neither death nor life, neither angels nor demons, neither our fears for today nor our worries about tomorrow—not even the powers of hell can separate us from God’s love. No power in the sky above or in the earth below—indeed, nothing in all creation will ever be able to separate us from the love of God that is revealed in Christ Jesus our Lord. (NLT)<text:s/></text:p>
          </draw:text-box>
          <draw:glue-point draw:id="4" svg:x="0.50000000000pt" svg:y="0.50000000000pt" draw:align="center"/>
        </draw:frame>
        <presentation:notes>
          <draw:frame presentation:style-name="pr2" xml:id="shape-30" draw:id="shape-30" draw:layer="" svg:width="489.57000000000pt" svg:height="356.37000000000pt" svg:x="62.22000000000pt" svg:y="374.46000000000pt" presentation:class="notes">
            <draw:text-box>
              <text:p text:style-name="P9"/>
            </draw:text-box>
            <draw:glue-point draw:id="4" svg:x="0.50000000000pt" svg:y="0.50000000000pt" draw:align="center"/>
          </draw:frame>
          <draw:page-thumbnail draw:style-name="gr4" xml:id="shape-31" draw:id="shape-31" draw:layer="" svg:width="396.28000000000pt" svg:height="296.96000000000pt" svg:x="108.00000000000pt" svg:y="60.18000000000pt" presentation:class="page" draw:page-number="3"/>
        </presentation:notes>
      </draw:page>
      <draw:page draw:name="page4" draw:id="page4" xml:id="page4" draw:master-page-name="Default1" draw:style-name="dp3">
        <draw:layer-set>
          <draw:layer draw:name=""/>
        </draw:layer-set>
        <draw:frame draw:style-name="gr3" xml:id="shape-32" draw:id="shape-32" draw:layer="" svg:width="643.29824561400pt" svg:height="120.87719298245pt" svg:x="17.61403508771pt" svg:y="7.96491228069pt">
          <draw:text-box>
            <text:p text:style-name="P9">I have never personally trusted this 'path' of salvation as it misses so much of the truth of the necessity to turn from sin, to obey and how Yah will cut off the disobedient.</text:p>
            <text:p text:style-name="P9">That message is also in Romans, even before I rejected Paul as a false Apostle - I rejected this 'plan of salvation' as out of context proof texts. So before showing the true Gospel, let me show how you can create an entirely different (and closer to the truth) plan of salvation through Romans.</text:p>
          </draw:text-box>
          <draw:glue-point draw:id="4" svg:x="0.50000000000pt" svg:y="0.50000000000pt" draw:align="center"/>
        </draw:frame>
        <draw:frame draw:style-name="gr3" xml:id="shape-33" draw:id="shape-33" draw:layer="" svg:width="263.33333333332pt" svg:height="271.78686015337pt" draw:transform="matrix(0.99999937119 0.00112143515 -0.00112143515 0.99999937119 14.73154816636pt 139.04538283567pt)">
          <draw:text-box>
            <text:p text:style-name="P9"><text:span text:style-name="T3">Step 1</text:span><text:s/>- Everyone needs salvation because all have sinned.</text:p>
            <text:p text:style-name="P9"/>
            <text:p text:style-name="P9">Romans 2:6-15</text:p>
            <text:p text:style-name="P9">As the scripture says, all will be judged according to their DEEDS. To the righteous eternal life, to the unrighteous eternal damnation...</text:p>
            <text:p text:style-name="P9">For not the hearers of the law will be justified, but the<text:s/><text:span text:style-name="T4">doers</text:span><text:span text:style-name="T5"><text:s/>of the law will be justified. Yah wil judge all by their sin, whether they know the law or not.</text:span></text:p>
          </draw:text-box>
          <draw:glue-point draw:id="4" svg:x="0.50000000000pt" svg:y="0.50000000000pt" draw:align="center"/>
        </draw:frame>
        <draw:frame draw:style-name="gr3" xml:id="shape-34" draw:id="shape-34" draw:layer="" svg:width="300.00000000000pt" svg:height="300.42105263156pt" svg:x="327.78947368417pt" svg:y="136.80701754385pt">
          <draw:text-box>
            <text:p text:style-name="P9"><text:span text:style-name="T3">Step 2</text:span><text:s/>- The price (or consequence) of sin (transgression of the law) is death.</text:p>
            <text:p text:style-name="P9"/>
            <text:p text:style-name="P9">[Rom 8:4-8 KJV] That the righteousness of the law might be fulfilled in us, who walk not after the flesh, but after the Spirit. For they that are after the flesh do mind the things of the flesh; but they that are after the Spirit the things of the Spirit. For to be carnally minded [is] death; but to be spiritually minded [is] life and peace. Because the carnal mind [is] enmity against God: for it is not subject to the law of God, neither indeed can be. So then they that are in the flesh cannot please God.</text:p>
          </draw:text-box>
          <draw:glue-point draw:id="4" svg:x="0.50000000000pt" svg:y="0.50000000000pt" draw:align="center"/>
        </draw:frame>
        <presentation:notes>
          <draw:frame presentation:style-name="pr2" xml:id="shape-35" draw:id="shape-35" draw:layer="" svg:width="489.57000000000pt" svg:height="356.37000000000pt" svg:x="62.22000000000pt" svg:y="374.46000000000pt" presentation:class="notes">
            <draw:text-box>
              <text:p text:style-name="P9"/>
            </draw:text-box>
            <draw:glue-point draw:id="4" svg:x="0.50000000000pt" svg:y="0.50000000000pt" draw:align="center"/>
          </draw:frame>
          <draw:page-thumbnail draw:style-name="gr4" xml:id="shape-36" draw:id="shape-36" draw:layer="" svg:width="396.28000000000pt" svg:height="296.96000000000pt" svg:x="108.00000000000pt" svg:y="60.18000000000pt" presentation:class="page" draw:page-number="4"/>
        </presentation:notes>
      </draw:page>
      <draw:page draw:name="page5" draw:id="page5" xml:id="page5" draw:master-page-name="Default2" draw:style-name="dp3">
        <draw:layer-set>
          <draw:layer draw:name=""/>
        </draw:layer-set>
        <draw:frame draw:style-name="gr3" xml:id="shape-37" draw:id="shape-37" draw:layer="" svg:width="643.29824561400pt" svg:height="120.87719298245pt" svg:x="16.42105263157pt" svg:y="7.96491228069pt">
          <draw:text-box>
            <text:p text:style-name="P9">Continuing through my modified Romans road</text:p>
          </draw:text-box>
          <draw:glue-point draw:id="4" svg:x="0.50000000000pt" svg:y="0.50000000000pt" draw:align="center"/>
        </draw:frame>
        <draw:frame draw:style-name="gr3" xml:id="shape-38" draw:id="shape-38" draw:layer="" svg:width="257.96491228069pt" svg:height="291.47368421051pt" svg:x="16.42105263157pt" svg:y="49.12280701753pt">
          <draw:text-box>
            <text:p text:style-name="P9"><text:span text:style-name="T3">Step 3</text:span><text:s/>- Yeshua died as our example of how to stop sinning. He is our passover offering, and shows us what we must do to be saved.</text:p>
            <text:p text:style-name="P9"/>
            <text:p text:style-name="P9">[Rom 12:1-2 KJV] I beseech you therefore, brethren, by the mercies of God, that ye present your bodies a living sacrifice, holy, acceptable unto God, [which is] your reasonable service. And be not conformed to this world: but be ye transformed by the renewing of your mind, that ye may prove what [is] that good, and acceptable, and perfect, will of God.</text:p>
          </draw:text-box>
          <draw:glue-point draw:id="4" svg:x="0.50000000000pt" svg:y="0.50000000000pt" draw:align="center"/>
        </draw:frame>
        <draw:frame draw:style-name="gr3" xml:id="shape-39" draw:id="shape-39" draw:layer="" svg:width="350.42105263156pt" svg:height="269.99999999999pt" svg:x="312.28070175435pt" svg:y="46.73684210525pt">
          <draw:text-box>
            <text:p text:style-name="P9"><text:span text:style-name="T3">Step 4</text:span><text:s/>- We receive salvation and eternal life through continued obedience to Yehovah as did our Savior Yeshua.</text:p>
            <text:p text:style-name="P9"/>
            <text:p text:style-name="P9">[Rom 2:7 KJV] To them who by patient continuance in well doing seek for glory and honour and immortality, eternal life:</text:p>
            <text:p text:style-name="P9">[Rom 6:21-22 KJV] What fruit had ye then in those things whereof ye are now ashamed? for the end of those things [is] death. But now being made free from sin, and become servants to God, ye have your fruit unto holiness, and the END everlasting life.</text:p>
          </draw:text-box>
          <draw:glue-point draw:id="4" svg:x="0.50000000000pt" svg:y="0.50000000000pt" draw:align="center"/>
        </draw:frame>
        <draw:frame draw:style-name="gr3" xml:id="shape-40" draw:id="shape-40" draw:layer="" svg:width="615.85964912277pt" svg:height="154.87719298245pt" svg:x="17.01754385964pt" svg:y="346.77192982453pt">
          <draw:text-box>
            <text:p text:style-name="P9"><text:span text:style-name="T3">Step 5</text:span><text:s/>- If we love Yah we will continue in his obedience to receive eternal life. If we don't He will cut us off from salvation.</text:p>
            <text:p text:style-name="P9">[Rom 11:19-22 NKJV] You will say then, "Branches were broken off that I might be grafted in." Well [said]. Because of unbelief they were broken off, and you stand by faith. Do not be haughty, but fear. For if God did not spare the natural branches, He may not spare you either. Therefore consider the goodness and severity of God: on those who fell, severity; but toward you, goodness,<text:s/><text:span text:style-name="T3">if you continue in [His] goodness</text:span>. Otherwise<text:s/><text:span text:style-name="T3">you also will be cut off</text:span>.</text:p>
          </draw:text-box>
          <draw:glue-point draw:id="4" svg:x="0.50000000000pt" svg:y="0.50000000000pt" draw:align="center"/>
        </draw:frame>
        <presentation:notes>
          <draw:frame presentation:style-name="pr2" xml:id="shape-41" draw:id="shape-41" draw:layer="" svg:width="489.57000000000pt" svg:height="356.37000000000pt" svg:x="62.22000000000pt" svg:y="374.46000000000pt" presentation:class="notes">
            <draw:text-box>
              <text:p text:style-name="P9"/>
            </draw:text-box>
            <draw:glue-point draw:id="4" svg:x="0.50000000000pt" svg:y="0.50000000000pt" draw:align="center"/>
          </draw:frame>
          <draw:page-thumbnail draw:style-name="gr4" xml:id="shape-42" draw:id="shape-42" draw:layer="" svg:width="396.28000000000pt" svg:height="296.96000000000pt" svg:x="108.00000000000pt" svg:y="60.18000000000pt" presentation:class="page" draw:page-number="5"/>
        </presentation:notes>
      </draw:page>
      <draw:page draw:name="page6" draw:id="page6" xml:id="page6" draw:master-page-name="Default3" draw:style-name="dp3">
        <draw:layer-set>
          <draw:layer draw:name=""/>
        </draw:layer-set>
        <draw:frame draw:style-name="gr3" xml:id="shape-43" draw:id="shape-43" draw:layer="" svg:width="660.59649122803pt" svg:height="108.94736842105pt" svg:x="11.05263157893pt" svg:y="9.15789473683pt">
          <draw:text-box>
            <text:p text:style-name="P9"><text:span text:style-name="T6">Does the first message contradict the latter? Not completely - but this is why Peter warns us Paul's writings are confusing and can be twisted to lawlessness.<text:s/></text:span></text:p>
            <text:p text:style-name="P9">I believe Paul<text:s/><text:span text:style-name="T4">was</text:span><text:span text:style-name="T5"> the lawless one, the antichrist. That's why today I would never share even the correct saving message through Romans. Yah's saving message is throughout the TaNaK and repeated by Ma’aseYah</text:span></text:p>
          </draw:text-box>
          <draw:glue-point draw:id="4" svg:x="0.50000000000pt" svg:y="0.50000000000pt" draw:align="center"/>
        </draw:frame>
        <draw:frame draw:style-name="gr3" xml:id="shape-44" draw:id="shape-44" draw:layer="" svg:width="300.00000000000pt" svg:height="152.92679540578pt" svg:x="10.38962514198pt" svg:y="127.42408178718pt">
          <draw:text-box>
            <text:p text:style-name="P9">There is no doubt that sin creates separation between us and Yah. As early as Genesis 4, Yah provides a solution to this separation, when sinful desires come. This message to Cain - IS a<text:s/><text:span text:style-name="T4">SAVING MESSAGE.</text:span><text:span text:style-name="T5"> Cain's rejection of it, by HIS free will - is WHY Cain is the Son of Perdition and the first to receive the mark of the Beast.</text:span></text:p>
          </draw:text-box>
          <draw:glue-point draw:id="4" svg:x="0.50000000000pt" svg:y="0.50000000000pt" draw:align="center"/>
        </draw:frame>
        <draw:frame draw:style-name="gr3" xml:id="shape-45" draw:id="shape-45" draw:layer="" svg:width="300.00000000000pt" svg:height="222.87719298245pt" svg:x="329.57894736838pt" svg:y="250.14035087716pt">
          <draw:text-box>
            <text:p text:style-name="P9">[Gen 4:6-7 NKJV] So the LORD said to Cain, "Why are you angry? And why has your countenance fallen? "<text:span text:style-name="T3">If you do well, will you not be accepted</text:span>? And if you do not do well, sin lies at the door. And its desire [is] for you, but you should rule over it."</text:p>
            <text:p text:style-name="P9">It is that simple. If you do well, if you fear Yah? He<text:s/><text:span text:style-name="T4">will accept you.</text:span><text:span text:style-name="T5"><text:s/>I'll be going through this in greater detail in the coming slides to reveal this saving message</text:span></text:p>
          </draw:text-box>
          <draw:glue-point draw:id="4" svg:x="0.50000000000pt" svg:y="0.50000000000pt" draw:align="center"/>
        </draw:frame>
        <presentation:notes>
          <draw:frame presentation:style-name="pr2" xml:id="shape-46" draw:id="shape-46" draw:layer="" svg:width="489.57000000000pt" svg:height="356.37000000000pt" svg:x="62.22000000000pt" svg:y="374.46000000000pt" presentation:class="notes">
            <draw:text-box>
              <text:p text:style-name="P9"/>
            </draw:text-box>
            <draw:glue-point draw:id="4" svg:x="0.50000000000pt" svg:y="0.50000000000pt" draw:align="center"/>
          </draw:frame>
          <draw:page-thumbnail draw:style-name="gr4" xml:id="shape-47" draw:id="shape-47" draw:layer="" svg:width="396.28000000000pt" svg:height="296.96000000000pt" svg:x="108.00000000000pt" svg:y="60.18000000000pt" presentation:class="page" draw:page-number="6"/>
        </presentation:notes>
      </draw:page>
      <draw:page draw:name="page7" draw:id="page7" xml:id="page7" draw:master-page-name="Default3" draw:style-name="dp3">
        <draw:layer-set>
          <draw:layer draw:name=""/>
        </draw:layer-set>
        <draw:frame draw:style-name="gr3" xml:id="shape-48" draw:id="shape-48" draw:layer="" svg:width="651.05263157891pt" svg:height="39.15789473685pt" svg:x="13.43859649121pt" svg:y="10.35087719297pt">
          <draw:text-box>
            <text:p text:style-name="P9">If you sin then, are you finished with Yah? If you act like Cain and sin against Yah, will he still forgive you?</text:p>
          </draw:text-box>
          <draw:glue-point draw:id="4" svg:x="0.50000000000pt" svg:y="0.50000000000pt" draw:align="center"/>
        </draw:frame>
        <draw:frame draw:style-name="gr3" xml:id="shape-49" draw:id="shape-49" draw:layer="" svg:width="453.61403508770pt" svg:height="163.82456140350pt" svg:x="30.73684210525pt" svg:y="55.68421052630pt">
          <draw:text-box>
            <text:p text:style-name="P9">This is likely a question to come when People see their deeds matter to Yah. Does Yah forgive sins?</text:p>
            <text:p text:style-name="P9">Absolutely. He forgave David for murdering Uriah the Hittite. (the Hittite being an important distinction as well. He wasn't a naturally born Jew, he became a Torah obedient outsider, grafted in by his trust in Yah)</text:p>
            <text:p text:style-name="P9">Yah forgave David's murder, but not Cain's. Why?</text:p>
          </draw:text-box>
          <draw:glue-point draw:id="4" svg:x="0.50000000000pt" svg:y="0.50000000000pt" draw:align="center"/>
        </draw:frame>
        <draw:frame draw:style-name="gr3" xml:id="shape-50" draw:id="shape-50" draw:layer="" svg:width="300.00000000000pt" svg:height="79.71929824562pt" svg:x="132.14035087717pt" svg:y="218.52631578945pt">
          <draw:text-box>
            <text:p text:style-name="P9">[2Sa 12:13 NKJV] So David said to Nathan, "I have sinned against Yah." And Nathan said to David, "Yah also has put away your sin; you shall not die.</text:p>
          </draw:text-box>
          <draw:glue-point draw:id="4" svg:x="0.50000000000pt" svg:y="0.50000000000pt" draw:align="center"/>
        </draw:frame>
        <draw:frame draw:style-name="gr3" xml:id="shape-51" draw:id="shape-51" draw:layer="" svg:width="421.40350877191pt" svg:height="168.21052631578pt" svg:x="237.12280701751pt" svg:y="317.92982456138pt">
          <draw:text-box>
            <text:p text:style-name="P9">[Psa 51:1-4 NKJV] To the Chief Musician. A Psalm of David when Nathan the prophet went to him, after he had gone in to Bathsheba.<text:s/><text:span text:style-name="T3">Have mercy upon me</text:span>, O God, According to Your lovingkindness; According to the multitude of Your tender mercies,<text:s/><text:span text:style-name="T3">Blot out my transgressions</text:span>. Wash me thoroughly from my iniquity,<text:s/><text:span text:style-name="T3">And cleanse me from my sin</text:span>. For I acknowledge my transgressions, And my sin [is] always before me. Against You,<text:s/><text:span text:style-name="T3">You only, have I sinned</text:span>, And done [this] evil in Your sight--That You may be found just when You speak, [And] blameless when You judge.</text:p>
          </draw:text-box>
          <draw:glue-point draw:id="4" svg:x="0.50000000000pt" svg:y="0.50000000000pt" draw:align="center"/>
        </draw:frame>
        <presentation:notes>
          <draw:frame presentation:style-name="pr2" xml:id="shape-52" draw:id="shape-52" draw:layer="" svg:width="489.57000000000pt" svg:height="356.37000000000pt" svg:x="62.22000000000pt" svg:y="374.46000000000pt" presentation:class="notes">
            <draw:text-box>
              <text:p text:style-name="P9"/>
            </draw:text-box>
            <draw:glue-point draw:id="4" svg:x="0.50000000000pt" svg:y="0.50000000000pt" draw:align="center"/>
          </draw:frame>
          <draw:page-thumbnail draw:style-name="gr4" xml:id="shape-53" draw:id="shape-53" draw:layer="" svg:width="396.28000000000pt" svg:height="296.96000000000pt" svg:x="108.00000000000pt" svg:y="60.18000000000pt" presentation:class="page" draw:page-number="7"/>
        </presentation:notes>
      </draw:page>
      <draw:page draw:name="page8" draw:id="page8" xml:id="page8" draw:master-page-name="Default3" draw:style-name="dp3">
        <draw:layer-set>
          <draw:layer draw:name=""/>
        </draw:layer-set>
        <draw:frame draw:style-name="gr3" xml:id="shape-54" draw:id="shape-54" draw:layer="" svg:width="649.85964912277pt" svg:height="70.77192982456pt" svg:x="14.63157894736pt" svg:y="5.57894736841pt">
          <draw:text-box>
            <text:p text:style-name="P9">What blotted out David's sins? He murdered Uriah, Cain murdered Abel. Why did Yah forgive David's sins (WITHOUT BLOOD) but not Cain's? Their heart was different. Below are two more, the preceding King, Sha'ul (Saul) and the succeeding King, Shlomo (Solomon).</text:p>
          </draw:text-box>
          <draw:glue-point draw:id="4" svg:x="0.50000000000pt" svg:y="0.50000000000pt" draw:align="center"/>
        </draw:frame>
        <draw:frame draw:style-name="gr3" xml:id="shape-55" draw:id="shape-55" draw:layer="" svg:width="626.75956077240pt" svg:height="375.90937776093pt" svg:x="26.39833396439pt" svg:y="85.77483276535pt">
          <draw:text-box>
            <text:p text:style-name="P9">First let's discuss Sha'ul - the man Yah chose to be King over Israel, the second prophetic fulfillment of Gen 49:27.</text:p>
            <text:p text:style-name="P9">[1Sa 15:18-26 NKJV] "Now Yah sent you on a mission, and said, 'Go, and utterly destroy the sinners, the Amalekites, and fight against them until they are consumed.' "Why then did you not obey the voice of the Yah? Why did you swoop down on the spoil, and do evil in the sight of Yah?" And Saul said to Samuel, "But I have obeyed the voice of Yah, and gone on the mission on which Yah sent me, and brought back Agag king of Amalek; I have utterly destroyed the Amalekites. "But the people took of the plunder, sheep and oxen, the best of the things which should have been utterly destroyed, to sacrifice to Yah your Elohym in Gilgal." So Samuel said: "Has Yah [as great] delight in burnt offerings and sacrifices, As in obeying the voice of Yah? Behold, to<text:s/><text:span text:style-name="T3">obey is better than sacrifice</text:span>, [And] to heed than the fat of rams. For rebellion [is as] the sin of witchcraft, And stubbornness [is as] iniquity and idolatry. Because you have rejected the<text:s/><text:span text:style-name="T7">word</text:span><text:span text:style-name="T3"><text:s/>of Yah</text:span>, He also has rejected you from [being] king." Then Saul said to Samuel, "I have sinned, for I have transgressed the commandment of Yah and your words, because<text:s/><text:span text:style-name="T3">I feared the people and<text:s/></text:span><text:span text:style-name="T7">obeyed their voice</text:span>. "Now therefore, please pardon my sin, and return with me, that I may worship Yah." But Samuel said to Saul, "I will not return with you, for<text:s/><text:span text:style-name="T3">you have rejected the<text:s/></text:span><text:span text:style-name="T7">word</text:span><text:span text:style-name="T3"><text:s/>of Yah</text:span>, and Yah has rejected you from being king over Israel."</text:p>
            <text:p text:style-name="P9">Saul tried to repent! but Yah rejected him. We will find out WHY through Shlomo.</text:p>
          </draw:text-box>
          <draw:glue-point draw:id="4" svg:x="0.50000000000pt" svg:y="0.50000000000pt" draw:align="center"/>
        </draw:frame>
        <presentation:notes>
          <draw:frame presentation:style-name="pr2" xml:id="shape-56" draw:id="shape-56" draw:layer="" svg:width="489.57000000000pt" svg:height="356.37000000000pt" svg:x="62.22000000000pt" svg:y="374.46000000000pt" presentation:class="notes">
            <draw:text-box>
              <text:p text:style-name="P9"/>
            </draw:text-box>
            <draw:glue-point draw:id="4" svg:x="0.50000000000pt" svg:y="0.50000000000pt" draw:align="center"/>
          </draw:frame>
          <draw:page-thumbnail draw:style-name="gr4" xml:id="shape-57" draw:id="shape-57" draw:layer="" svg:width="396.28000000000pt" svg:height="296.96000000000pt" svg:x="108.00000000000pt" svg:y="60.18000000000pt" presentation:class="page" draw:page-number="8"/>
        </presentation:notes>
      </draw:page>
      <draw:page draw:name="page9" draw:id="page9" xml:id="page9" draw:master-page-name="Default3" draw:style-name="dp3">
        <draw:layer-set>
          <draw:layer draw:name=""/>
        </draw:layer-set>
        <draw:frame draw:style-name="gr3" xml:id="shape-58" draw:id="shape-58" draw:layer="" svg:width="642.70175438593pt" svg:height="37.36842105264pt" svg:x="19.40350877192pt" svg:y="8.56140350876pt">
          <draw:text-box>
            <text:p text:style-name="P9">What about Shlomo (Solomon) - did he try to repent?</text:p>
          </draw:text-box>
          <draw:glue-point draw:id="4" svg:x="0.50000000000pt" svg:y="0.50000000000pt" draw:align="center"/>
        </draw:frame>
        <draw:frame draw:style-name="gr3" xml:id="shape-59" draw:id="shape-59" draw:layer="" svg:width="634.89801842732pt" svg:height="347.82708569984pt" svg:x="32.57566578315pt" svg:y="39.29572131767pt">
          <draw:text-box>
            <text:p text:style-name="P9">Solomon's sins were<text:s/><text:span text:style-name="T4">more grevious</text:span><text:span text:style-name="T5"><text:s/>than Saul's - however they both had the same problem.</text:span></text:p>
            <text:p text:style-name="P9">[1Ki 11:1-8 NKJV] But King Solomon loved many foreign women, as well as the daughter of Pharaoh: women of the Moabites, Ammonites, Edomites, Sidonians, [and] Hittites-- from the nations of whom Yah had said to the children of Israel, "You shall not intermarry with them, nor they with you. Surely they will turn away your hearts after their gods." Solomon clung to these in love. And he had seven hundred wives, princesses, and three hundred concubines; and his wives turned away his heart. For it was so, when Solomon was old, that his wives turned his heart after other gods; and his heart was not loyal to Yah his Elohym, as [was] the heart of his father David. For Solomon went after Ashtoreth the goddess of the Sidonians, and after Milcom the abomination of the Ammonites. <text:s/>Solomon did evil in the sight of Yah, and did not fully follow Yah, as [did] his father David. Then Solomon built a high place for Chemosh the abomination of Moab, on the hill that [is] east of Jerusalem, and for Molech the abomination of the people of Ammon. And he did likewise for all his foreign wives, who burned incense and sacrificed to their gods.</text:p>
            <text:p text:style-name="P9">Solomon didn't fear Yah, didn't trust him. When Sha'ul was confronted with his sin, he repented to the Prophet for fear of losing power before the people.</text:p>
            <text:p text:style-name="P9">When Solomon was confronted with his sin, he sought to murder the Prophet. He was more like Saul than David.</text:p>
          </draw:text-box>
          <draw:glue-point draw:id="4" svg:x="0.50000000000pt" svg:y="0.50000000000pt" draw:align="center"/>
        </draw:frame>
        <presentation:notes>
          <draw:frame presentation:style-name="pr2" xml:id="shape-60" draw:id="shape-60" draw:layer="" svg:width="489.57000000000pt" svg:height="356.37000000000pt" svg:x="62.22000000000pt" svg:y="374.46000000000pt" presentation:class="notes">
            <draw:text-box>
              <text:p text:style-name="P9"/>
            </draw:text-box>
            <draw:glue-point draw:id="4" svg:x="0.50000000000pt" svg:y="0.50000000000pt" draw:align="center"/>
          </draw:frame>
          <draw:page-thumbnail draw:style-name="gr4" xml:id="shape-61" draw:id="shape-61" draw:layer="" svg:width="396.28000000000pt" svg:height="296.96000000000pt" svg:x="108.00000000000pt" svg:y="60.18000000000pt" presentation:class="page" draw:page-number="9"/>
        </presentation:notes>
      </draw:page>
      <draw:page draw:name="page10" draw:id="page10" xml:id="page10" draw:master-page-name="Default3" draw:style-name="dp3">
        <draw:layer-set>
          <draw:layer draw:name=""/>
        </draw:layer-set>
        <draw:frame draw:style-name="gr3" xml:id="shape-62" draw:id="shape-62" draw:layer="" svg:width="639.73646346077pt" svg:height="34.60482140604pt" svg:x="18.78985232865pt" svg:y="7.74605578694pt">
          <draw:text-box>
            <text:p text:style-name="P9">Our heart must be torn by sin, and desire with all our being to never sin against him again.</text:p>
          </draw:text-box>
          <draw:glue-point draw:id="4" svg:x="0.50000000000pt" svg:y="0.50000000000pt" draw:align="center"/>
        </draw:frame>
        <draw:frame draw:style-name="gr3" xml:id="shape-63" draw:id="shape-63" draw:layer="" svg:width="300.00000000000pt" svg:height="200.00000000000pt" svg:x="30.14035087718pt" svg:y="40.77192982455pt">
          <draw:text-box>
            <text:p text:style-name="P9">[Joe 2:12-14 NKJV] "Now, therefore," says Yah, "Turn to Me with all your heart, With fasting, with weeping, and with mourning."<text:s/><text:span text:style-name="T3">So rend your heart, and not your garments; Return to Yah your Elohym, For He [is] gracious and merciful, Slow to anger, and of great kindness; And He relents from doing harm.</text:span><text:s/><text:span text:style-name="T3">Who knows [if] He will turn and relent</text:span>, And leave a blessing behind Him--A grain offering and a drink offering For Yah your Elohym?</text:p>
          </draw:text-box>
          <draw:glue-point draw:id="4" svg:x="0.50000000000pt" svg:y="0.50000000000pt" draw:align="center"/>
        </draw:frame>
        <draw:frame draw:style-name="gr3" xml:id="shape-64" draw:id="shape-64" draw:layer="" svg:width="300.00000000000pt" svg:height="146.52631578947pt" svg:x="347.47368421049pt" svg:y="37.19298245613pt">
          <draw:text-box>
            <text:p text:style-name="P9">[2Ki 22:19 NKJV] 19 "because your heart was tender, and<text:s/><text:span text:style-name="T3">you humbled yourself<text:s/></text:span>before Yah when you heard what I spoke against this place and against its inhabitants, that they would become a desolation and a curse, and<text:s/><text:span text:style-name="T3">you tore your clothes and wept before Me</text:span>, I also have heard [you]," says Yah.</text:p>
          </draw:text-box>
          <draw:glue-point draw:id="4" svg:x="0.50000000000pt" svg:y="0.50000000000pt" draw:align="center"/>
        </draw:frame>
        <draw:frame draw:style-name="gr3" xml:id="shape-65" draw:id="shape-65" draw:layer="" svg:width="300.00000000000pt" svg:height="200.00000000000pt" svg:x="26.56140350876pt" svg:y="251.33333333331pt">
          <draw:text-box>
            <text:p text:style-name="P9">[Mic 6:8 NKJV] 8 He has shown you, O man, what [is] good; And what does Yah require of you But to<text:s/><text:span text:style-name="T3">do justly, To love mercy, And to walk humbly</text:span><text:s/>with your Elohym?</text:p>
          </draw:text-box>
          <draw:glue-point draw:id="4" svg:x="0.50000000000pt" svg:y="0.50000000000pt" draw:align="center"/>
        </draw:frame>
        <draw:frame draw:style-name="gr3" xml:id="shape-66" draw:id="shape-66" draw:layer="" svg:width="300.00000000000pt" svg:height="311.15789473683pt" svg:x="344.49122807014pt" svg:y="187.50877192980pt">
          <draw:text-box>
            <text:p text:style-name="P9">[Hos 6:6 NKJV] 6 For I desire mercy and not sacrifice, And the knowledge of God more than burnt offerings.</text:p>
            <text:p text:style-name="P9">[Mat 9:13 NKJV] 13 "But go and learn what [this] means: 'I desire mercy and not sacrifice.' For I did not come to call the righteous, but sinners, to repentance."</text:p>
            <text:p text:style-name="P9">Yah wants MERCY not SACRIFICE.</text:p>
            <text:p text:style-name="P9">Yah wants HUMILITY, TRUE REPENTANCE and turning from sin. Not more Sacrifice and offering. with no change of your heart.</text:p>
            <text:p text:style-name="P9">Christianity continually offers up their Jesus for ongoing sin!</text:p>
          </draw:text-box>
          <draw:glue-point draw:id="4" svg:x="0.50000000000pt" svg:y="0.50000000000pt" draw:align="center"/>
        </draw:frame>
        <presentation:notes>
          <draw:frame presentation:style-name="pr2" xml:id="shape-67" draw:id="shape-67" draw:layer="" svg:width="489.57000000000pt" svg:height="356.37000000000pt" svg:x="62.22000000000pt" svg:y="374.46000000000pt" presentation:class="notes">
            <draw:text-box>
              <text:p text:style-name="P9"/>
            </draw:text-box>
            <draw:glue-point draw:id="4" svg:x="0.50000000000pt" svg:y="0.50000000000pt" draw:align="center"/>
          </draw:frame>
          <draw:page-thumbnail draw:style-name="gr4" xml:id="shape-68" draw:id="shape-68" draw:layer="" svg:width="396.28000000000pt" svg:height="296.96000000000pt" svg:x="108.00000000000pt" svg:y="60.18000000000pt" presentation:class="page" draw:page-number="10"/>
        </presentation:notes>
      </draw:page>
      <draw:page draw:name="page11" draw:id="page11" xml:id="page11" draw:master-page-name="Default3" draw:style-name="dp3">
        <draw:layer-set>
          <draw:layer draw:name=""/>
        </draw:layer-set>
        <draw:frame draw:style-name="gr3" xml:id="shape-69" draw:id="shape-69" draw:layer="" svg:width="636.73684210522pt" svg:height="48.70175438597pt" svg:x="19.40350877192pt" svg:y="6.77192982455pt">
          <draw:text-box>
            <text:p text:style-name="P9">The saving message is a matter of your heart. Will you be pricked to repent and change your behavior? Will you continue living in your lawless ways?</text:p>
          </draw:text-box>
          <draw:glue-point draw:id="4" svg:x="0.50000000000pt" svg:y="0.50000000000pt" draw:align="center"/>
        </draw:frame>
        <draw:frame draw:style-name="gr3" xml:id="shape-70" draw:id="shape-70" draw:layer="" svg:width="539.18477849296pt" svg:height="156.83831881862pt" svg:x="35.83276536664pt" svg:y="78.17922504101pt">
          <draw:text-box>
            <text:p text:style-name="P9">[Deu 30:8 KJV] And thou shalt<text:s/><text:span text:style-name="T3">return</text:span><text:s/>and<text:s/><text:span text:style-name="T3">obey the voice of YAH</text:span>, and do all his commandments which I command thee this day. And Yah thy Elohym will make thee plenteous in every work of thine hand, in the fruit of thy body, and in the fruit of thy cattle, and in the fruit of thy land, for good: for Yah will again rejoice over thee for good, as he rejoiced over thy fathers: If thou shalt hearken unto the voice of Yah thy Elohym,<text:s/><text:span text:style-name="T3">to keep his commandments and his statutes which are written in this book of the law</text:span>, [and] if thou<text:s/><text:span text:style-name="T3">turn unto Yah</text:span><text:s/>your Elohym with<text:s/><text:span text:style-name="T3">all thine heart</text:span>, and with<text:s/><text:span text:style-name="T3">all thy soul</text:span>.</text:p>
          </draw:text-box>
          <draw:glue-point draw:id="4" svg:x="0.50000000000pt" svg:y="0.50000000000pt" draw:align="center"/>
        </draw:frame>
        <draw:frame draw:style-name="gr3" xml:id="shape-71" draw:id="shape-71" draw:layer="" svg:width="587.82456140347pt" svg:height="149.71929824560pt" svg:x="74.28070175437pt" svg:y="297.64912280699pt">
          <draw:text-box>
            <text:p text:style-name="P9">[Isa 1:16-20 KJV] Wash you, make you clean; put away the evil of your doings from before mine eyes;<text:s/><text:span text:style-name="T3">cease to do evil</text:span>;<text:s/><text:span text:style-name="T3">Learn to do well; seek judgment, relieve the oppressed, judge the fatherless, plead for the widow.</text:span><text:s/>Come now, and<text:s/><text:span text:style-name="T3">let us reason together, saith Yah</text:span>: though your<text:s/><text:span text:style-name="T3">sins be as scarlet, they shall be as white as snow</text:span>; though they be red like crimson, they shall be as wool. If ye be willing and obedient, ye shall eat the good of the land: But if ye refuse and rebel, ye shall be devoured with the sword: for the mouth of Yah hath spoken [it].</text:p>
            <text:p text:style-name="P9">Does forgiveness of our sin come by blood, or by mercy and obedience?</text:p>
          </draw:text-box>
          <draw:glue-point draw:id="4" svg:x="0.50000000000pt" svg:y="0.50000000000pt" draw:align="center"/>
        </draw:frame>
        <presentation:notes>
          <draw:frame presentation:style-name="pr2" xml:id="shape-72" draw:id="shape-72" draw:layer="" svg:width="489.57000000000pt" svg:height="356.37000000000pt" svg:x="62.22000000000pt" svg:y="374.46000000000pt" presentation:class="notes">
            <draw:text-box>
              <text:p text:style-name="P9"/>
            </draw:text-box>
            <draw:glue-point draw:id="4" svg:x="0.50000000000pt" svg:y="0.50000000000pt" draw:align="center"/>
          </draw:frame>
          <draw:page-thumbnail draw:style-name="gr4" xml:id="shape-73" draw:id="shape-73" draw:layer="" svg:width="396.28000000000pt" svg:height="296.96000000000pt" svg:x="108.00000000000pt" svg:y="60.18000000000pt" presentation:class="page" draw:page-number="11"/>
        </presentation:notes>
      </draw:page>
      <draw:page draw:name="page12" draw:id="page12" xml:id="page12" draw:master-page-name="Default3" draw:style-name="dp3">
        <draw:layer-set>
          <draw:layer draw:name=""/>
        </draw:layer-set>
        <draw:frame draw:style-name="gr3" xml:id="shape-74" draw:id="shape-74" draw:layer="" svg:width="642.70175438593pt" svg:height="55.85964912281pt" svg:x="22.98245614034pt" svg:y="10.94736842104pt">
          <draw:text-box>
            <text:p text:style-name="P9">This is the same saving message we see the Messiah teach in the Synoptic Gospels. Below are a few examples. It isn't about the Passover blood for our sin, it's about our RESPONSE to the saving message.</text:p>
          </draw:text-box>
          <draw:glue-point draw:id="4" svg:x="0.50000000000pt" svg:y="0.50000000000pt" draw:align="center"/>
        </draw:frame>
        <draw:frame draw:style-name="gr3" xml:id="shape-75" draw:id="shape-75" draw:layer="" svg:width="300.00000000000pt" svg:height="200.00000000000pt" svg:x="35.03029155621pt" svg:y="72.18427363371pt">
          <draw:text-box>
            <text:p text:style-name="P9">[Mat 5:7-8 KJV] Blessed [are] the merciful: for they shall obtain mercy. Blessed [are] the pure in heart: for they shall see God.</text:p>
            <text:p text:style-name="P9">If we want mercy (and we should all desire it) we need to be merciful.</text:p>
          </draw:text-box>
          <draw:glue-point draw:id="4" svg:x="0.50000000000pt" svg:y="0.50000000000pt" draw:align="center"/>
        </draw:frame>
        <draw:frame draw:style-name="gr3" xml:id="shape-76" draw:id="shape-76" draw:layer="" svg:width="300.00000000000pt" svg:height="105.36842105263pt" svg:x="352.24561403505pt" svg:y="71.19298245613pt">
          <draw:text-box>
            <text:p text:style-name="P9">[Mat 6:12 KJV] And forgive us our debts, as we forgive our debtors.</text:p>
            <text:p text:style-name="P9">To be forgiven? We must be abundantly forgiving. Without forgiving others, you will not be forgiven.</text:p>
          </draw:text-box>
          <draw:glue-point draw:id="4" svg:x="0.50000000000pt" svg:y="0.50000000000pt" draw:align="center"/>
        </draw:frame>
        <draw:frame draw:style-name="gr3" xml:id="shape-77" draw:id="shape-77" draw:layer="" svg:width="300.00000000000pt" svg:height="200.00000000000pt" svg:x="33.12280701753pt" svg:y="182.14035087717pt">
          <draw:text-box>
            <text:p text:style-name="P9">[Mat 7:12 KJV] Therefore all things whatsoever ye would that men should do to you, do ye even so to them: for this is the law and the prophets.</text:p>
            <text:p text:style-name="P9">LOVE ONE ANOTHER. This isn't REPLACING the law and the Prophets, THIS IS THE MESSAGE of the law and the Prophets.</text:p>
          </draw:text-box>
          <draw:glue-point draw:id="4" svg:x="0.50000000000pt" svg:y="0.50000000000pt" draw:align="center"/>
        </draw:frame>
        <draw:frame draw:style-name="gr3" xml:id="shape-78" draw:id="shape-78" draw:layer="" svg:width="314.03508771929pt" svg:height="314.14035087718pt" svg:x="349.85964912277pt" svg:y="182.73684210524pt">
          <draw:text-box>
            <text:p text:style-name="P9">[Mat 7:24-26 KJV] Therefore whosoever heareth these sayings of mine, and doeth them, I will liken him unto a wise man, which built his house upon a rock: And the rain descended, and the floods came, and the winds blew, and beat upon that house; and it fell not: for it was founded upon a rock. And every one that heareth these sayings of mine, and doeth them not, shall be likened unto a foolish man, which built his house upon the sand:</text:p>
            <text:p text:style-name="P9">What did he teach us to do? Obey the law and the prohets. Yeshua doesn't<text:s/><text:span text:style-name="T4">replace</text:span><text:span text:style-name="T5"><text:s/>the law or the Prophets, he is<text:s/></text:span><text:span text:style-name="T4">amplifying them</text:span><text:span text:style-name="T5"><text:s/>and<text:s/></text:span><text:span text:style-name="T8">demonstrating how to obey them.</text:span></text:p>
            <text:p text:style-name="P9"><text:span text:style-name="T5">Be like the wise man.</text:span></text:p>
          </draw:text-box>
          <draw:glue-point draw:id="4" svg:x="0.50000000000pt" svg:y="0.50000000000pt" draw:align="center"/>
        </draw:frame>
        <presentation:notes>
          <draw:frame presentation:style-name="pr2" xml:id="shape-79" draw:id="shape-79" draw:layer="" svg:width="489.57000000000pt" svg:height="356.37000000000pt" svg:x="62.22000000000pt" svg:y="374.46000000000pt" presentation:class="notes">
            <draw:text-box>
              <text:p text:style-name="P9"/>
            </draw:text-box>
            <draw:glue-point draw:id="4" svg:x="0.50000000000pt" svg:y="0.50000000000pt" draw:align="center"/>
          </draw:frame>
          <draw:page-thumbnail draw:style-name="gr4" xml:id="shape-80" draw:id="shape-80" draw:layer="" svg:width="396.28000000000pt" svg:height="296.96000000000pt" svg:x="108.00000000000pt" svg:y="60.18000000000pt" presentation:class="page" draw:page-number="12"/>
        </presentation:notes>
      </draw:page>
      <draw:page draw:name="page13" draw:id="page13" xml:id="page13" draw:master-page-name="Default3" draw:style-name="dp3">
        <draw:layer-set>
          <draw:layer draw:name=""/>
        </draw:layer-set>
        <draw:frame draw:style-name="gr3" xml:id="shape-81" draw:id="shape-81" draw:layer="" svg:width="559.19298245611pt" svg:height="31.40350877194pt" svg:x="19.99999999999pt" svg:y="13.92982456139pt">
          <draw:text-box>
            <text:p text:style-name="P9">If this is the Gospel, then how do I share it to help save others?</text:p>
          </draw:text-box>
          <draw:glue-point draw:id="4" svg:x="0.50000000000pt" svg:y="0.50000000000pt" draw:align="center"/>
        </draw:frame>
        <draw:frame draw:style-name="gr3" xml:id="shape-82" draw:id="shape-82" draw:layer="" svg:width="310.45614035086pt" svg:height="317.12280701753pt" svg:x="30.73684210525pt" svg:y="43.15789473683pt">
          <draw:text-box>
            <text:p text:style-name="P9">[Mat 5:15 NKJV] "Nor do they light a lamp and put it under a basket, but on a lampstand, and it gives light to all [who are] in the house.</text:p>
            <text:p text:style-name="P9">[Mar 4:21 NKJV] Also He said to them, "Is a<text:s/><text:span text:style-name="T3">lamp</text:span><text:s/>brought to be put under a basket or under a bed? Is it not to be set<text:s/><text:span text:style-name="T3">on a</text:span><text:s/><text:span text:style-name="T3">lampstand</text:span>?</text:p>
            <text:p text:style-name="P9">[Luk 8:16 NKJV] "No one, when he has lit a lamp, covers it with a vessel or puts [it] under a bed, but sets [it] on a lampstand, that those who enter may see the light.</text:p>
            <text:p text:style-name="P9">[Luk 11:33 NKJV] "No one, when he has lit a lamp, puts [it] in a secret place or under a basket, but on a lampstand, that those who come in may see the light.</text:p>
          </draw:text-box>
          <draw:glue-point draw:id="4" svg:x="0.50000000000pt" svg:y="0.50000000000pt" draw:align="center"/>
        </draw:frame>
        <draw:frame draw:style-name="gr3" xml:id="shape-83" draw:id="shape-83" draw:layer="" svg:width="313.43859649121pt" svg:height="407.78947368419pt" svg:x="354.03508771926pt" svg:y="40.77192982455pt">
          <draw:text-box>
            <text:p text:style-name="P9">[Psa 119:105 NKJV]<text:s/><text:span text:style-name="T3">NUN</text:span>. Your<text:s/><text:span text:style-name="T3">word [is] a<text:s/></text:span><text:span text:style-name="T7">lamp</text:span><text:span text:style-name="T3"><text:s/>to my feet</text:span><text:s/>And a light to my path.</text:p>
            <text:p text:style-name="P9">The "Word" here is Torah - and the testimony of Yeshua. Torah is the light..</text:p>
            <text:p text:style-name="P9">[Pro 6:23 NKJV] For<text:s/><text:span text:style-name="T3">the commandment [is] a lamp</text:span>, And the<text:s/><text:span text:style-name="T3">law a light</text:span>; Reproofs of instruction [are] the way of life,</text:p>
            <text:p text:style-name="P9">"you are the light of the world"</text:p>
            <text:p text:style-name="P9">How do we share the light, the truth of the saving message (Gospel).</text:p>
            <text:p text:style-name="P9">Through our obedience to Yah.</text:p>
          </draw:text-box>
          <draw:glue-point draw:id="4" svg:x="0.50000000000pt" svg:y="0.50000000000pt" draw:align="center"/>
        </draw:frame>
        <draw:frame draw:style-name="gr3" xml:id="shape-84" draw:id="shape-84" draw:layer="" svg:width="625.99999999996pt" svg:height="130.63157894736pt" svg:x="30.73684210525pt" svg:y="365.05263157892pt">
          <draw:text-box>
            <text:p text:style-name="P9">[Jas 1:21-25 NKJV] Therefore lay aside all filthiness and overflow of wickedness, and receive with meekness the implanted word, which is able to save your souls. But be<text:s/><text:span text:style-name="T3">doers of the word (TORAH)</text:span>, and not hearers only, deceiving yourselves. For if anyone is a hearer of the word and not a doer, he is like a man observing his natural face in a mirror; for he observes himself, goes away, and immediately forgets what kind of man he was. But he who looks into the<text:s/><text:span text:style-name="T3">perfect law (TORAH) of liberty</text:span><text:s/>and continues [in it], and is not a forgetful hearer but a doer of the work, this one will be blessed in what he does.</text:p>
          </draw:text-box>
          <draw:glue-point draw:id="4" svg:x="0.50000000000pt" svg:y="0.50000000000pt" draw:align="center"/>
        </draw:frame>
        <presentation:notes>
          <draw:frame presentation:style-name="pr2" xml:id="shape-85" draw:id="shape-85" draw:layer="" svg:width="489.57000000000pt" svg:height="356.37000000000pt" svg:x="62.22000000000pt" svg:y="374.46000000000pt" presentation:class="notes">
            <draw:text-box>
              <text:p text:style-name="P9"/>
            </draw:text-box>
            <draw:glue-point draw:id="4" svg:x="0.50000000000pt" svg:y="0.50000000000pt" draw:align="center"/>
          </draw:frame>
          <draw:page-thumbnail draw:style-name="gr4" xml:id="shape-86" draw:id="shape-86" draw:layer="" svg:width="396.28000000000pt" svg:height="296.96000000000pt" svg:x="108.00000000000pt" svg:y="60.18000000000pt" presentation:class="page" draw:page-number="13"/>
        </presentation:notes>
      </draw:page>
      <draw:page draw:name="page14" draw:id="page14" xml:id="page14" draw:master-page-name="Default3" draw:style-name="dp3">
        <draw:layer-set>
          <draw:layer draw:name=""/>
        </draw:layer-set>
        <draw:frame draw:style-name="gr3" xml:id="shape-87" draw:id="shape-87" draw:layer="" svg:width="631.96491228066pt" svg:height="51.68421052632pt" svg:x="24.77192982455pt" svg:y="12.73684210525pt">
          <draw:text-box>
            <text:p text:style-name="P9">No sinner's prayer will save you - you must cease from sin, and do what is right. You must show mercy, forgiveness and justice to<text:s/><text:span text:style-name="T4">all</text:span><text:span text:style-name="T5"><text:s/>people - even your enemies.</text:span></text:p>
          </draw:text-box>
          <draw:glue-point draw:id="4" svg:x="0.50000000000pt" svg:y="0.50000000000pt" draw:align="center"/>
        </draw:frame>
        <draw:frame draw:style-name="gr3" xml:id="shape-88" draw:id="shape-88" draw:layer="" svg:width="627.78947368417pt" svg:height="421.50877192980pt" svg:x="37.89473684209pt" svg:y="121.89473684209pt">
          <draw:text-box>
            <text:p text:style-name="P9"><text:span text:style-name="T9">[Jas 4:6-10 NKJV] But He gives more grace. Therefore He says: "God resists the proud, But gives<text:s/></text:span><text:span text:style-name="T10">favor and mercy</text:span><text:span text:style-name="T9"><text:s/>to the<text:s/></text:span><text:span text:style-name="T10">humble</text:span><text:span text:style-name="T9">." Therefore<text:s/></text:span><text:span text:style-name="T10">submit to God</text:span><text:span text:style-name="T9">.<text:s/></text:span><text:span text:style-name="T11">Resist the devil</text:span><text:span text:style-name="T9"><text:s/>and he will flee from you.<text:s/></text:span><text:span text:style-name="T10">Draw near to God and He will draw near to you</text:span><text:span text:style-name="T9">.<text:s/></text:span><text:span text:style-name="T11">Cleanse [your] hands, [you] sinners</text:span><text:span text:style-name="T9">; and<text:s/></text:span><text:span text:style-name="T10">purify [your] hearts, [you] double-minded</text:span><text:span text:style-name="T9">. Lament and mourn and weep! Let your laughter be turned to mourning and [your] joy to gloom. Humble yourselves in the sight of the Lord, and He will lift you up.</text:span></text:p>
          </draw:text-box>
          <draw:glue-point draw:id="4" svg:x="0.50000000000pt" svg:y="0.50000000000pt" draw:align="center"/>
        </draw:frame>
        <presentation:notes>
          <draw:frame presentation:style-name="pr2" xml:id="shape-89" draw:id="shape-89" draw:layer="" svg:width="489.57000000000pt" svg:height="356.37000000000pt" svg:x="62.22000000000pt" svg:y="374.46000000000pt" presentation:class="notes">
            <draw:text-box>
              <text:p text:style-name="P9"/>
            </draw:text-box>
            <draw:glue-point draw:id="4" svg:x="0.50000000000pt" svg:y="0.50000000000pt" draw:align="center"/>
          </draw:frame>
          <draw:page-thumbnail draw:style-name="gr4" xml:id="shape-90" draw:id="shape-90" draw:layer="" svg:width="396.28000000000pt" svg:height="296.96000000000pt" svg:x="108.00000000000pt" svg:y="60.18000000000pt" presentation:class="page" draw:page-number="14"/>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margin-bottom="14.088213382599999pt" fo:margin-left="0.000000000000000pt" fo:margin-right="0.000000000000000pt" fo:margin-top="0.000000000000000pt" fo:padding-top="0.000000000000000pt" fo:text-indent="0.000000000000000pt"/>
      <style:text-properties fo:color="#ffffff" fo:font-family="Arial Rounded MT Bold" fo:font-size="14.000000000000000pt" fo:font-weight="normal" style:font-family-generic="swiss" style:font-pitch="variable" style:letter-kerning="true" style:text-line-through-style="none" style:text-line-through-type="none" style:text-line-through-width="auto" style:text-outline="false" style:text-underline-style="none" style:text-underline-type="none" style:text-underline-width="auto"/>
    </style:default-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Endnote" style:display-name="Endnote" style:family="paragraph" style:next-style-name=""/>
    <style:style style:name="Bibliography_20booklet" style:display-name="Bibliography booklet" style:family="paragraph"/>
    <style:style style:name="Footnote" style:display-name="Footnote" style:family="paragraph" style:next-style-name=""/>
    <style:style style:name="Bibliography_20book" style:display-name="Bibliography book" style:family="paragraph"/>
    <style:style style:name="Bibliography_20custom5" style:display-name="Bibliography custom5" style:family="paragraph"/>
    <style:style style:name="Bibliography_20article" style:display-name="Bibliography article" style:family="paragraph"/>
    <style:style style:name="Bibliography_20custom4" style:display-name="Bibliography custom4" style:family="paragraph"/>
    <style:style style:name="Bibliography_20unpublished" style:display-name="Bibliography unpublished" style:family="paragraph"/>
    <style:style style:name="Bibliography_20custom3" style:display-name="Bibliography custom3" style:family="paragraph"/>
    <style:style style:name="Bibliography_20techreport" style:display-name="Bibliography techreport" style:family="paragraph"/>
    <style:style style:name="Bibliography_20custom2" style:display-name="Bibliography custom2" style:family="paragraph"/>
    <style:style style:name="Bibliography_20proceedings" style:display-name="Bibliography proceedings" style:family="paragraph"/>
    <style:style style:name="Bibliography_20custom1" style:display-name="Bibliography custom1" style:family="paragraph"/>
    <style:style style:name="Bibliography_20phdthesis" style:display-name="Bibliography phdthesis" style:family="paragraph"/>
    <style:style style:name="Bibliography_20www" style:display-name="Bibliography www"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Standard" style:display-name="Standard" style:family="paragraph">
      <style:paragraph-properties fo:margin-bottom="14.088213382599999pt" fo:margin-left="0.000000000000000pt" fo:margin-right="0.000000000000000pt" fo:margin-top="0.000000000000000pt" fo:padding-top="0.000000000000000pt" fo:text-indent="0.000000000000000pt"/>
      <style:text-properties fo:color="#ffffff" fo:font-family="Arial Rounded MT Bold" fo:font-size="28.000000000000000pt" fo:font-weight="normal" style:font-family-generic="swiss" style:font-pitch="variable" style:letter-kerning="true" style:text-line-through-style="none" style:text-line-through-type="none" style:text-line-through-width="auto" style:text-outline="false" style:text-underline-style="none" style:text-underline-type="none" style:text-underline-width="auto"/>
    </style:style>
    <style:style style:name="Bibliography_20journal" style:display-name="Bibliography journal" style:family="paragraph"/>
    <style:style style:name="Title" style:display-name="Title" style:family="paragraph">
      <style:paragraph-properties fo:margin-bottom="14.088213382599999pt" fo:margin-left="0.000000000000000pt" fo:margin-right="0.000000000000000pt" fo:margin-top="0.000000000000000pt" fo:padding-top="0.000000000000000pt" fo:text-align="center" fo:text-indent="0.000000000000000pt"/>
      <style:text-properties fo:color="#e6e6ff" fo:font-family="Arial Rounded MT Bold" fo:font-size="38.000000000000000pt" fo:font-weight="normal" style:font-family-generic="swiss" style:font-pitch="variable" style:letter-kerning="true" style:text-line-through-style="none" style:text-line-through-type="none" style:text-line-through-width="auto" style:text-outline="false" style:text-underline-style="none" style:text-underline-type="none" style:text-underline-width="auto"/>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draw:fill-image draw:name="picture1" xlink:actuate="onLoad" xlink:href="Pictures/image1.png" xlink:show="embed" xlink:type="simple"/>
    <style:presentation-page-layout style:name="pl1" style:display-name="AL4T19">
      <presentation:placeholder presentation:object="title" svg:x="5%" svg:y="4%" svg:width="90%" svg:height="16%"/>
    </style:presentation-page-layout>
    <style:presentation-page-layout style:name="pl2" style:display-name="AL2T2">
      <presentation:placeholder presentation:object="title" svg:x="5%" svg:y="4%" svg:width="90%" svg:height="16%"/>
      <presentation:placeholder presentation:object="chart" svg:x="5%" svg:y="23%" svg:width="90%" svg:height="64%"/>
    </style:presentation-page-layout>
    <style:presentation-page-layout style:name="pl3" style:display-name="AL1T1">
      <presentation:placeholder presentation:object="title" svg:x="5%" svg:y="4%" svg:width="90%" svg:height="16%"/>
      <presentation:placeholder presentation:object="outline" svg:x="5%" svg:y="23%" svg:width="90%" svg:height="64%"/>
    </style:presentation-page-layout>
    <style:presentation-page-layout style:name="pl4" style:display-name="AL1T0">
      <presentation:placeholder presentation:object="title" svg:x="5%" svg:y="4%" svg:width="90%" svg:height="16%"/>
      <presentation:placeholder presentation:object="subtitle" svg:x="5%" svg:y="23%" svg:width="90%" svg:height="64%"/>
    </style:presentation-page-layout>
    <style:presentation-page-layout style:name="pl5" style:display-name="AL7T7">
      <presentation:placeholder presentation:object="title" svg:x="5%" svg:y="4%" svg:width="90%" svg:height="16%"/>
      <presentation:placeholder presentation:object="chart" svg:x="5%" svg:y="23%" svg:width="44%" svg:height="64%"/>
      <presentation:placeholder presentation:object="outline" svg:x="51%" svg:y="23%" svg:width="44%" svg:height="64%"/>
    </style:presentation-page-layout>
    <style:presentation-page-layout style:name="pl6" style:display-name="AL8T4">
      <presentation:placeholder presentation:object="title" svg:x="5%" svg:y="4%" svg:width="90%" svg:height="16%"/>
      <presentation:placeholder presentation:object="outline" svg:x="5%" svg:y="23%" svg:width="44%" svg:height="64%"/>
      <presentation:placeholder presentation:object="chart" svg:x="51%" svg:y="23%" svg:width="44%" svg:height="64%"/>
    </style:presentation-page-layout>
    <style:presentation-page-layout style:name="pl7" style:display-name="AL5T9">
      <presentation:placeholder presentation:object="title" svg:x="5%" svg:y="4%" svg:width="90%" svg:height="16%"/>
      <presentation:placeholder presentation:object="graphic" svg:x="5%" svg:y="23%" svg:width="44%" svg:height="64%"/>
      <presentation:placeholder presentation:object="outline" svg:x="51%" svg:y="23%" svg:width="44%" svg:height="64%"/>
    </style:presentation-page-layout>
    <style:presentation-page-layout style:name="pl8" style:display-name="AL6T6">
      <presentation:placeholder presentation:object="title" svg:x="5%" svg:y="4%" svg:width="90%" svg:height="16%"/>
      <presentation:placeholder presentation:object="outline" svg:x="5%" svg:y="23%" svg:width="44%" svg:height="64%"/>
      <presentation:placeholder presentation:object="graphic" svg:x="51%" svg:y="23%" svg:width="44%" svg:height="64%"/>
    </style:presentation-page-layout>
    <style:presentation-page-layout style:name="pl9" style:display-name="AL3T3">
      <presentation:placeholder presentation:object="title" svg:x="5%" svg:y="4%" svg:width="90%" svg:height="16%"/>
      <presentation:placeholder presentation:object="outline" svg:x="5%" svg:y="23%" svg:width="44%" svg:height="64%"/>
      <presentation:placeholder presentation:object="outline" svg:x="51%" svg:y="23%" svg:width="44%" svg:height="64%"/>
    </style:presentation-page-layout>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style style:name="P1" style:parent-style-name="Title" style:family="paragraph">
      <style:paragraph-properties/>
    </style:style>
    <style:style style:name="P2" style:parent-style-name="Standard" style:family="paragraph">
      <style:paragraph-properties/>
    </style:style>
    <style:style style:name="P3" style:family="paragraph"/>
    <style:style style:name="P4" style:family="paragraph">
      <style:paragraph-properties fo:text-align="center"/>
    </style:style>
    <style:style style:name="P5" style:family="paragraph">
      <style:paragraph-properties fo:text-align="end"/>
    </style:style>
    <style:style style:name="gr1" style:family="graphic">
      <style:graphic-properties draw:fill="none" draw:stroke="none" fo:margin="0.000000000000000pt" style:wrap="biggest" style:wrap-contour="false" style:wrap-dynamic-threshold="0.000000000000000pt"/>
    </style:style>
    <style:style style:name="gr2" style:family="graphic">
      <style:graphic-properties draw:auto-grow-height="false" draw:fill="none" draw:shadow="hidden" draw:shadow-color="#808080" draw:shadow-offset-x="8.50395pt" draw:shadow-offset-y="8.50395pt" draw:stroke="none" draw:textarea-vertical-align="top" fo:margin="0.000000000000000pt" fo:padding="0.000000000000000pt" style:wrap="biggest" style:wrap-contour="false" style:wrap-dynamic-threshold="0.000000000000000pt"/>
    </style:style>
    <style:style style:name="dp1" style:family="drawing-page">
      <style:drawing-page-properties draw:fill="bitmap" draw:fill-image-name="picture1" style:repeat="stretch"/>
    </style:style>
    <style:page-layout style:name="pm1" style:page-usage="all">
      <style:page-layout-properties calligra:specialborder-bottom="none" calligra:specialborder-left="none" calligra:specialborder-right="none" calligra:specialborder-top="none" fo:border="0pt none #000000" fo:margin="0.000000000000000pt" fo:padding="0.000000000000000pt" fo:page-height="510.000000000000000pt" fo:page-width="680.000000000000000pt" style:print-orientation="landscape"/>
    </style:page-layout>
  </office:automatic-styles>
  <office:master-styles>
    <style:master-page style:name="Default1" draw:style-name="dp1" style:display-name="Default" style:page-layout-name="pm1">
      <draw:layer-set>
        <draw:layer draw:name="layout"/>
        <draw:layer draw:name="background"/>
        <draw:layer draw:name="backgroundobjects"/>
        <draw:layer draw:name="controls"/>
        <draw:layer draw:name="measurelines"/>
      </draw:layer-set>
      <draw:frame draw:style-name="gr1" xml:id="shape-1" draw:id="shape-1" draw:layer="backgroundobjects" svg:width="612.00000000000pt" svg:height="81.60000000000pt" svg:x="34.00000000000pt" svg:y="20.400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2" draw:id="shape-2" draw:layer="backgroundobjects" svg:width="612.00000000000pt" svg:height="326.40000000000pt" svg:x="34.00000000000pt" svg:y="117.30000000000pt" presentation:class="outline" presentation:placeholder="true" draw:text-style-name="P2">
        <draw:text-box/>
        <draw:glue-point draw:id="4" svg:x="0.50000000000pt" svg:y="0.50000000000pt" draw:align="center"/>
        <draw:glue-point draw:id="5" svg:x="0.50000000000pt" svg:y="0.50000000000pt" draw:align="center"/>
      </draw:frame>
      <draw:frame draw:style-name="gr2" xml:id="shape-3" draw:id="shape-3" draw:layer="backgroundobjects" svg:width="184.90425733340pt" svg:height="41.04574039840pt" svg:x="39.68510000000pt" svg:y="542.29700000000pt" presentation:class="date-time">
        <draw:text-box>
          <text:p text:style-name="P3"><text:span text:style-name="T1"><presentation:date-time/></text:span></text:p>
        </draw:text-box>
        <draw:glue-point draw:id="4" svg:x="0.50000000000pt" svg:y="0.50000000000pt" draw:align="center"/>
        <draw:glue-point draw:id="5" svg:x="0.50000000000pt" svg:y="0.50000000000pt" draw:align="center"/>
      </draw:frame>
      <draw:frame draw:style-name="gr2" xml:id="shape-4" draw:id="shape-4" draw:layer="backgroundobjects" svg:width="251.57523897500pt" svg:height="41.04574039840pt" svg:x="271.44600000000pt" svg:y="542.29700000000pt" presentation:class="footer">
        <draw:text-box>
          <text:p text:style-name="P4"><text:span text:style-name="T1"><presentation:footer/></text:span></text:p>
        </draw:text-box>
        <draw:glue-point draw:id="4" svg:x="0.50000000000pt" svg:y="0.50000000000pt" draw:align="center"/>
        <draw:glue-point draw:id="5" svg:x="0.50000000000pt" svg:y="0.50000000000pt" draw:align="center"/>
      </draw:frame>
      <draw:frame draw:style-name="gr2" xml:id="shape-5" draw:id="shape-5" draw:layer="backgroundobjects" svg:width="184.90425733340pt" svg:height="41.04574039840pt" svg:x="569.08400000000pt" svg:y="542.29700000000pt" presentation:class="page-number">
        <draw:text-box>
          <text:p text:style-name="P5"><text:span text:style-name="T1"><text:page-number text:select-page="current" style:num-format="1"/></text:span></text:p>
        </draw:text-box>
        <draw:glue-point draw:id="4" svg:x="0.50000000000pt" svg:y="0.50000000000pt" draw:align="center"/>
        <draw:glue-point draw:id="5" svg:x="0.50000000000pt" svg:y="0.50000000000pt" draw:align="center"/>
      </draw:frame>
    </style:master-page>
    <style:master-page style:name="Default2" draw:style-name="dp1" style:display-name="Default" style:page-layout-name="pm1">
      <draw:layer-set>
        <draw:layer draw:name="layout"/>
        <draw:layer draw:name="background"/>
        <draw:layer draw:name="backgroundobjects"/>
        <draw:layer draw:name="controls"/>
        <draw:layer draw:name="measurelines"/>
      </draw:layer-set>
      <draw:frame draw:style-name="gr1" xml:id="shape-6" draw:id="shape-6" draw:layer="backgroundobjects" svg:width="612.00000000000pt" svg:height="81.60000000000pt" svg:x="34.00000000000pt" svg:y="20.40000000000pt" presentation:class="title" presentation:placeholder="true">
        <draw:text-box/>
        <draw:glue-point draw:id="4" svg:x="0.50000000000pt" svg:y="0.50000000000pt" draw:align="center"/>
        <draw:glue-point draw:id="5" svg:x="0.50000000000pt" svg:y="0.50000000000pt" draw:align="center"/>
      </draw:frame>
      <draw:frame draw:style-name="gr1" xml:id="shape-7" draw:id="shape-7" draw:layer="backgroundobjects" svg:width="612.00000000000pt" svg:height="326.40000000000pt" svg:x="34.00000000000pt" svg:y="117.30000000000pt" presentation:class="outline" presentation:placeholder="true">
        <draw:text-box/>
        <draw:glue-point draw:id="4" svg:x="0.50000000000pt" svg:y="0.50000000000pt" draw:align="center"/>
        <draw:glue-point draw:id="5" svg:x="0.50000000000pt" svg:y="0.50000000000pt" draw:align="center"/>
      </draw:frame>
      <draw:frame draw:style-name="gr2" xml:id="shape-8" draw:id="shape-8" draw:layer="backgroundobjects" svg:width="184.90425733340pt" svg:height="41.04574039840pt" svg:x="39.68510000000pt" svg:y="542.29700000000pt" presentation:class="date-time">
        <draw:text-box>
          <text:p text:style-name="P3"><text:span text:style-name="T1"><presentation:date-time/></text:span></text:p>
        </draw:text-box>
        <draw:glue-point draw:id="4" svg:x="0.50000000000pt" svg:y="0.50000000000pt" draw:align="center"/>
        <draw:glue-point draw:id="5" svg:x="0.50000000000pt" svg:y="0.50000000000pt" draw:align="center"/>
      </draw:frame>
      <draw:frame draw:style-name="gr2" xml:id="shape-9" draw:id="shape-9" draw:layer="backgroundobjects" svg:width="251.57523897500pt" svg:height="41.04574039840pt" svg:x="271.44600000000pt" svg:y="542.29700000000pt" presentation:class="footer">
        <draw:text-box>
          <text:p text:style-name="P4"><text:span text:style-name="T1"><presentation:footer/></text:span></text:p>
        </draw:text-box>
        <draw:glue-point draw:id="4" svg:x="0.50000000000pt" svg:y="0.50000000000pt" draw:align="center"/>
        <draw:glue-point draw:id="5" svg:x="0.50000000000pt" svg:y="0.50000000000pt" draw:align="center"/>
      </draw:frame>
      <draw:frame draw:style-name="gr2" xml:id="shape-10" draw:id="shape-10" draw:layer="backgroundobjects" svg:width="184.90425733340pt" svg:height="41.04574039840pt" svg:x="569.08400000000pt" svg:y="542.29700000000pt" presentation:class="page-number">
        <draw:text-box>
          <text:p text:style-name="P5"><text:span text:style-name="T1"><text:page-number text:select-page="current" style:num-format="1"/></text:span></text:p>
        </draw:text-box>
        <draw:glue-point draw:id="4" svg:x="0.50000000000pt" svg:y="0.50000000000pt" draw:align="center"/>
        <draw:glue-point draw:id="5" svg:x="0.50000000000pt" svg:y="0.50000000000pt" draw:align="center"/>
      </draw:frame>
    </style:master-page>
    <style:master-page style:name="Default3" draw:style-name="dp1" style:display-name="Default" style:page-layout-name="pm1">
      <draw:layer-set>
        <draw:layer draw:name="layout"/>
        <draw:layer draw:name="background"/>
        <draw:layer draw:name="backgroundobjects"/>
        <draw:layer draw:name="controls"/>
        <draw:layer draw:name="measurelines"/>
      </draw:layer-set>
      <draw:frame draw:style-name="gr1" xml:id="shape-11" draw:id="shape-11" draw:layer="backgroundobjects" svg:width="612.00000000000pt" svg:height="81.60000000000pt" svg:x="34.00000000000pt" svg:y="20.40000000000pt" presentation:class="title" presentation:placeholder="true">
        <draw:text-box/>
        <draw:glue-point draw:id="4" svg:x="0.50000000000pt" svg:y="0.50000000000pt" draw:align="center"/>
        <draw:glue-point draw:id="5" svg:x="0.50000000000pt" svg:y="0.50000000000pt" draw:align="center"/>
      </draw:frame>
      <draw:frame draw:style-name="gr1" xml:id="shape-12" draw:id="shape-12" draw:layer="backgroundobjects" svg:width="612.00000000000pt" svg:height="326.40000000000pt" svg:x="34.00000000000pt" svg:y="117.30000000000pt" presentation:class="outline" presentation:placeholder="true">
        <draw:text-box/>
        <draw:glue-point draw:id="4" svg:x="0.50000000000pt" svg:y="0.50000000000pt" draw:align="center"/>
        <draw:glue-point draw:id="5" svg:x="0.50000000000pt" svg:y="0.50000000000pt" draw:align="center"/>
      </draw:frame>
      <draw:frame draw:style-name="gr2" xml:id="shape-13" draw:id="shape-13" draw:layer="backgroundobjects" svg:width="184.90425733340pt" svg:height="41.04574039840pt" svg:x="39.68510000000pt" svg:y="542.29700000000pt" presentation:class="date-time">
        <draw:text-box>
          <text:p text:style-name="P3"><text:span text:style-name="T1"><presentation:date-time/></text:span></text:p>
        </draw:text-box>
        <draw:glue-point draw:id="4" svg:x="0.50000000000pt" svg:y="0.50000000000pt" draw:align="center"/>
        <draw:glue-point draw:id="5" svg:x="0.50000000000pt" svg:y="0.50000000000pt" draw:align="center"/>
      </draw:frame>
      <draw:frame draw:style-name="gr2" xml:id="shape-14" draw:id="shape-14" draw:layer="backgroundobjects" svg:width="251.57523897500pt" svg:height="41.04574039840pt" svg:x="271.44600000000pt" svg:y="542.29700000000pt" presentation:class="footer">
        <draw:text-box>
          <text:p text:style-name="P4"><text:span text:style-name="T1"><presentation:footer/></text:span></text:p>
        </draw:text-box>
        <draw:glue-point draw:id="4" svg:x="0.50000000000pt" svg:y="0.50000000000pt" draw:align="center"/>
        <draw:glue-point draw:id="5" svg:x="0.50000000000pt" svg:y="0.50000000000pt" draw:align="center"/>
      </draw:frame>
      <draw:frame draw:style-name="gr2" xml:id="shape-15" draw:id="shape-15" draw:layer="backgroundobjects" svg:width="184.90425733340pt" svg:height="41.04574039840pt" svg:x="569.08400000000pt" svg:y="542.29700000000pt" presentation:class="page-number">
        <draw:text-box>
          <text:p text:style-name="P5"><text:span text:style-name="T1"><text:page-number text:select-page="current" style:num-format="1"/></text:span></text:p>
        </draw:text-box>
        <draw:glue-point draw:id="4" svg:x="0.50000000000pt" svg:y="0.50000000000pt" draw:align="center"/>
        <draw:glue-point draw:id="5" svg:x="0.50000000000pt" svg:y="0.50000000000pt" draw:align="center"/>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Dhananjay Garg</meta:initial-creator>
    <meta:editing-cycles>22</meta:editing-cycles>
    <dc:date>2021-02-01T12:15:39</dc:date>
    <meta:creation-date>2010-08-16T15:15:14.34</meta:creation-date>
    <dc:creator>Morris Buel</dc:creator>
  </office:meta>
</office:document-meta>
</file>